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PropertyMaker.convertProperty( Property p , PropertyList propertyList , FObj 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undPropertyMaker.checkEnumValues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undPropertyMaker.get( int subpropertyId , PropertyList propertyList , boolean tryInherit , boolean try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PropertyMaker.getSubpropMaker( int sub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PropertyMaker.make( Property baseProperty , int subpropertyId , PropertyList propertyList , String value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undPropertyMaker.make( PropertyList propert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PropertyMaker.Compound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PropertyMaker.make( PropertyList propertyList , String value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undPropertyMaker.useGeneric( PropertyMaker generi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undPropertyMaker.getSubpropIndex( int sub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undPropertyMaker.addSubpropMaker( PropertyMaker sub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undPropertyMaker.makeCompound( PropertyList propertyList , FObj parent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